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1B90000085F0000085FF71E9CCD07504D28.svg" manifest:media-type="image/svg+xml"/>
  <manifest:file-entry manifest:full-path="Pictures/100002010000005100000051260A3892DF4BB9AA.png" manifest:media-type="image/png"/>
  <manifest:file-entry manifest:full-path="Pictures/100002010000005100000051628DD33377F01DA5.png" manifest:media-type="image/png"/>
  <manifest:file-entry manifest:full-path="Pictures/100004C80000085F0000085F4EB132359AFADAE8.svg" manifest:media-type="image/svg+xml"/>
  <manifest:file-entry manifest:full-path="Pictures/1000055B0000085F0000085FDCFF1B0D32F846FD.svg" manifest:media-type="image/svg+xml"/>
  <manifest:file-entry manifest:full-path="Pictures/1000020100000051000000512B17D5B16A5162F8.png" manifest:media-type="image/png"/>
  <manifest:file-entry manifest:full-path="Pictures/100005590000085F0000085F0C267A82C8ED9747.svg" manifest:media-type="image/svg+xml"/>
  <manifest:file-entry manifest:full-path="Pictures/100002010000005100000051D8B82DED14D699E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0.287cm" svg:height="0.287cm" svg:x="0.087cm" svg:y="0.187cm">
          <draw:image xlink:href="Pictures/100001B90000085F0000085FF71E9CCD07504D28.svg" xlink:type="simple" xlink:show="embed" xlink:actuate="onLoad" loext:mime-type="image/svg+xml">
            <text:p/>
          </draw:image>
          <draw:image xlink:href="Pictures/100002010000005100000051628DD33377F01DA5.png" xlink:type="simple" xlink:show="embed" xlink:actuate="onLoad" loext:mime-type="image/png"/>
        </draw:frame>
        <draw:frame draw:style-name="gr1" draw:text-style-name="P1" draw:layer="layout" svg:width="0.297cm" svg:height="0.297cm" svg:x="0.09cm" svg:y="0.99cm">
          <draw:image xlink:href="Pictures/100004C80000085F0000085F4EB132359AFADAE8.svg" xlink:type="simple" xlink:show="embed" xlink:actuate="onLoad" loext:mime-type="image/svg+xml">
            <text:p/>
          </draw:image>
          <draw:image xlink:href="Pictures/1000020100000051000000512B17D5B16A5162F8.png" xlink:type="simple" xlink:show="embed" xlink:actuate="onLoad" loext:mime-type="image/png"/>
        </draw:frame>
        <draw:frame draw:style-name="gr1" draw:text-style-name="P1" draw:layer="layout" svg:width="0.302cm" svg:height="0.302cm" svg:x="0.087cm" svg:y="0.587cm">
          <draw:image xlink:href="Pictures/100005590000085F0000085F0C267A82C8ED9747.svg" xlink:type="simple" xlink:show="embed" xlink:actuate="onLoad" loext:mime-type="image/svg+xml">
            <text:p/>
          </draw:image>
          <draw:image xlink:href="Pictures/100002010000005100000051D8B82DED14D699E3.png" xlink:type="simple" xlink:show="embed" xlink:actuate="onLoad" loext:mime-type="image/png"/>
        </draw:frame>
        <draw:frame draw:style-name="gr1" draw:text-style-name="P1" draw:layer="layout" svg:width="0.297cm" svg:height="0.297cm" svg:x="0.09cm" svg:y="1.39cm">
          <draw:image xlink:href="Pictures/1000055B0000085F0000085FDCFF1B0D32F846FD.svg" xlink:type="simple" xlink:show="embed" xlink:actuate="onLoad" loext:mime-type="image/svg+xml">
            <text:p/>
          </draw:image>
          <draw:image xlink:href="Pictures/100002010000005100000051260A3892DF4BB9AA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87cm" fo:margin-bottom="0.087cm" fo:margin-left="0.087cm" fo:margin-right="0.087cm" fo:page-width="2.143cm" fo:page-height="2.1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4-28T10:04:30.142000000</dc:date>
    <meta:editing-duration>PT3M2S</meta:editing-duration>
    <meta:editing-cycles>1</meta:editing-cycles>
    <meta:document-statistic meta:object-count="4"/>
    <meta:generator>LibreOffice/6.4.2.2$Windows_X86_64 LibreOffice_project/4e471d8c02c9c90f512f7f9ead8875b57fcb1ec3</meta:generator>
  </office:meta>
</office:document-meta>
</file>